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55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/>
    <style:style style:name="ce3" style:family="table-cell" style:parent-style-name="Default" style:data-style-name="N107"/>
    <style:style style:name="ce4" style:family="table-cell" style:parent-style-name="Default" style:data-style-name="N110"/>
  </office:automatic-styles>
  <office:body>
    <office:spreadsheet>
      <table:table table:name="Exponent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4" table:default-cell-style-name="ce4"/>
        <table:table-column table:style-name="co2" table:default-cell-style-name="ce3"/>
        <table:table-column table:style-name="co1" table:number-columns-repeated="4" table:default-cell-style-name="ce4"/>
        <table:table-row table:style-name="ro1">
          <table:table-cell table:style-name="Default" office:value-type="string">
            <text:p>Exponent!</text:p>
          </table:table-cell>
          <table:table-cell table:style-name="Default"/>
          <table:table-cell table:style-name="Default" office:value-type="string">
            <text:p>Pull</text:p>
          </table:table-cell>
          <table:table-cell table:style-name="Default" table:number-columns-repeated="4"/>
          <table:table-cell table:style-name="Default" office:value-type="string">
            <text:p>Difference</text:p>
          </table:table-cell>
          <table:table-cell table:style-name="Default" table:number-columns-repeated="4"/>
          <table:table-cell table:style-name="Default" office:value-type="string">
            <text:p>Relative difference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Change</text:p>
          </table:table-cell>
          <table:table-cell table:style-name="ce1"/>
          <table:table-cell table:style-name="ce1" office:value-type="string">
            <text:p>AlphaL</text:p>
          </table:table-cell>
          <table:table-cell table:style-name="ce1" office:value-type="string">
            <text:p>AlphaR</text:p>
          </table:table-cell>
          <table:table-cell table:style-name="ce1" office:value-type="string">
            <text:p>SigmaL</text:p>
          </table:table-cell>
          <table:table-cell table:style-name="ce1" office:value-type="string">
            <text:p>SigmaR</text:p>
          </table:table-cell>
          <table:table-cell table:style-name="ce1"/>
          <table:table-cell table:style-name="ce1" office:value-type="string">
            <text:p>AlphaL</text:p>
          </table:table-cell>
          <table:table-cell table:style-name="ce1" office:value-type="string">
            <text:p>AlphaR</text:p>
          </table:table-cell>
          <table:table-cell table:style-name="ce1" office:value-type="string">
            <text:p>SigmaL</text:p>
          </table:table-cell>
          <table:table-cell table:style-name="ce1" office:value-type="string">
            <text:p>SigmaR</text:p>
          </table:table-cell>
          <table:table-cell table:style-name="ce1"/>
          <table:table-cell table:style-name="ce1" office:value-type="string">
            <text:p>AlphaL</text:p>
          </table:table-cell>
          <table:table-cell table:style-name="ce1" office:value-type="string">
            <text:p>AlphaR</text:p>
          </table:table-cell>
          <table:table-cell table:style-name="ce1" office:value-type="string">
            <text:p>SigmaL</text:p>
          </table:table-cell>
          <table:table-cell table:style-name="ce1" office:value-type="string">
            <text:p>SigmaR</text:p>
          </table:table-cell>
        </table:table-row>
        <table:table-row table:style-name="ro1">
          <table:table-cell office:value-type="percentage" office:value="-0.1">
            <text:p>-10,00%</text:p>
          </table:table-cell>
          <table:table-cell/>
          <table:table-cell office:value-type="float" office:value="0.149">
            <text:p>0,149</text:p>
          </table:table-cell>
          <table:table-cell office:value-type="float" office:value="0.0545">
            <text:p>0,055</text:p>
          </table:table-cell>
          <table:table-cell office:value-type="float" office:value="-0.031943">
            <text:p>-0,032</text:p>
          </table:table-cell>
          <table:table-cell office:value-type="float" office:value="-0.0286">
            <text:p>-0,029</text:p>
          </table:table-cell>
          <table:table-cell/>
          <table:table-cell office:value-type="float" office:value="0.0069702">
            <text:p>0,00697</text:p>
          </table:table-cell>
          <table:table-cell office:value-type="float" office:value="0.0023851">
            <text:p>0,00239</text:p>
          </table:table-cell>
          <table:table-cell office:value-type="float" office:value="-0.001431">
            <text:p>-0,00143</text:p>
          </table:table-cell>
          <table:table-cell office:value-type="float" office:value="-0.001238">
            <text:p>-0,00124</text:p>
          </table:table-cell>
          <table:table-cell/>
          <table:table-cell table:formula="oooc:=[.H3] / 1.627802" office:value-type="float" office:value="0.00428197041163483">
            <text:p>0,00428</text:p>
          </table:table-cell>
          <table:table-cell table:formula="oooc:=[.I3] / 1.627802" office:value-type="float" office:value="0.00146522734337469">
            <text:p>0,00147</text:p>
          </table:table-cell>
          <table:table-cell table:formula="oooc:=[.J3] / 1.627802" office:value-type="float" office:value="-0.000879099546505042">
            <text:p>-0,00088</text:p>
          </table:table-cell>
          <table:table-cell table:formula="oooc:=[.K3] / 1.627802" office:value-type="float" office:value="-0.000760534757912817">
            <text:p>-0,00076</text:p>
          </table:table-cell>
        </table:table-row>
        <table:table-row table:style-name="ro1">
          <table:table-cell office:value-type="percentage" office:value="-0.05">
            <text:p>-5,00%</text:p>
          </table:table-cell>
          <table:table-cell/>
          <table:table-cell office:value-type="float" office:value="0.0943">
            <text:p>0,094</text:p>
          </table:table-cell>
          <table:table-cell office:value-type="float" office:value="0.01617">
            <text:p>0,016</text:p>
          </table:table-cell>
          <table:table-cell office:value-type="float" office:value="-0.021009">
            <text:p>-0,021</text:p>
          </table:table-cell>
          <table:table-cell office:value-type="float" office:value="-0.026443">
            <text:p>-0,026</text:p>
          </table:table-cell>
          <table:table-cell/>
          <table:table-cell office:value-type="float" office:value="0.0042312">
            <text:p>0,00423</text:p>
          </table:table-cell>
          <table:table-cell office:value-type="float" office:value="0.0006995">
            <text:p>0,00070</text:p>
          </table:table-cell>
          <table:table-cell office:value-type="float" office:value="-0.000928">
            <text:p>-0,00093</text:p>
          </table:table-cell>
          <table:table-cell office:value-type="float" office:value="-0.001137">
            <text:p>-0,00114</text:p>
          </table:table-cell>
          <table:table-cell/>
          <table:table-cell table:formula="oooc:=[.H4] / 1.627802" office:value-type="float" office:value="0.00259933333415243">
            <text:p>0,00260</text:p>
          </table:table-cell>
          <table:table-cell table:formula="oooc:=[.I4] / 1.627802" office:value-type="float" office:value="0.000429720567980627">
            <text:p>0,00043</text:p>
          </table:table-cell>
          <table:table-cell table:formula="oooc:=[.J4] / 1.627802" office:value-type="float" office:value="-0.000570093905769866">
            <text:p>-0,00057</text:p>
          </table:table-cell>
          <table:table-cell table:formula="oooc:=[.K4] / 1.627802" office:value-type="float" office:value="-0.000698487899633985">
            <text:p>-0,00070</text:p>
          </table:table-cell>
        </table:table-row>
        <table:table-row table:style-name="ro1">
          <table:table-cell office:value-type="percentage" office:value="-0.025">
            <text:p>-2,50%</text:p>
          </table:table-cell>
          <table:table-cell/>
          <table:table-cell office:value-type="float" office:value="0.0408">
            <text:p>0,041</text:p>
          </table:table-cell>
          <table:table-cell office:value-type="float" office:value="0.00455">
            <text:p>0,005</text:p>
          </table:table-cell>
          <table:table-cell office:value-type="float" office:value="-0.038473">
            <text:p>-0,038</text:p>
          </table:table-cell>
          <table:table-cell office:value-type="float" office:value="-0.011063">
            <text:p>-0,011</text:p>
          </table:table-cell>
          <table:table-cell/>
          <table:table-cell office:value-type="float" office:value="0.0018088">
            <text:p>0,00181</text:p>
          </table:table-cell>
          <table:table-cell office:value-type="float" office:value="0.0001998">
            <text:p>0,00020</text:p>
          </table:table-cell>
          <table:table-cell office:value-type="float" office:value="-0.001641">
            <text:p>-0,00164</text:p>
          </table:table-cell>
          <table:table-cell office:value-type="float" office:value="-0.000486">
            <text:p>-0,00049</text:p>
          </table:table-cell>
          <table:table-cell/>
          <table:table-cell table:formula="oooc:=[.H5] / 1.627802" office:value-type="float" office:value="0.00111119165598764">
            <text:p>0,00111</text:p>
          </table:table-cell>
          <table:table-cell table:formula="oooc:=[.I5] / 1.627802" office:value-type="float" office:value="0.000122742200832779">
            <text:p>0,00012</text:p>
          </table:table-cell>
          <table:table-cell table:formula="oooc:=[.J5] / 1.627802" office:value-type="float" office:value="-0.00100810786569865">
            <text:p>-0,00101</text:p>
          </table:table-cell>
          <table:table-cell table:formula="oooc:=[.K5] / 1.627802" office:value-type="float" office:value="-0.000298562110133788">
            <text:p>-0,00030</text:p>
          </table:table-cell>
        </table:table-row>
        <table:table-row table:style-name="ro1">
          <table:table-cell office:value-type="percentage" office:value="-0.01">
            <text:p>-1,00%</text:p>
          </table:table-cell>
          <table:table-cell/>
          <table:table-cell office:value-type="float" office:value="0.01">
            <text:p>0,010</text:p>
          </table:table-cell>
          <table:table-cell table:number-columns-repeated="4"/>
          <table:table-cell office:value-type="float" office:value="0.0004469">
            <text:p>0,00045</text:p>
          </table:table-cell>
          <table:table-cell table:number-columns-repeated="4"/>
          <table:table-cell table:formula="oooc:=[.H6] / 1.627802" office:value-type="float" office:value="0.000274541989750596">
            <text:p>0,00027</text:p>
          </table:table-cell>
          <table:table-cell table:number-columns-repeated="3"/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Default"/>
          <table:table-cell table:number-columns-repeated="4" office:value-type="float" office:value="0">
            <text:p>0,000</text:p>
          </table:table-cell>
          <table:table-cell/>
          <table:table-cell table:number-columns-repeated="4" office:value-type="float" office:value="0">
            <text:p>0,00000</text:p>
          </table:table-cell>
          <table:table-cell/>
          <table:table-cell table:formula="oooc:=[.H7] / 1.627802" office:value-type="float" office:value="0">
            <text:p>0,00000</text:p>
          </table:table-cell>
          <table:table-cell table:formula="oooc:=[.I7] / 1.627802" office:value-type="float" office:value="0">
            <text:p>0,00000</text:p>
          </table:table-cell>
          <table:table-cell table:formula="oooc:=[.J7] / 1.627802" office:value-type="float" office:value="0">
            <text:p>0,00000</text:p>
          </table:table-cell>
          <table:table-cell table:formula="oooc:=[.K7] / 1.627802" office:value-type="float" office:value="0">
            <text:p>0,00000</text:p>
          </table:table-cell>
        </table:table-row>
        <table:table-row table:style-name="ro1">
          <table:table-cell office:value-type="percentage" office:value="0.01">
            <text:p>1,00%</text:p>
          </table:table-cell>
          <table:table-cell/>
          <table:table-cell office:value-type="float" office:value="-0.0203">
            <text:p>-0,020</text:p>
          </table:table-cell>
          <table:table-cell table:number-columns-repeated="4"/>
          <table:table-cell office:value-type="float" office:value="-0.000863">
            <text:p>-0,00086</text:p>
          </table:table-cell>
          <table:table-cell table:number-columns-repeated="4"/>
          <table:table-cell table:formula="oooc:=[.H8] / 1.627802" office:value-type="float" office:value="-0.000530162759352796">
            <text:p>-0,00053</text:p>
          </table:table-cell>
          <table:table-cell table:number-columns-repeated="3"/>
        </table:table-row>
        <table:table-row table:style-name="ro1">
          <table:table-cell office:value-type="percentage" office:value="0.025">
            <text:p>2,50%</text:p>
          </table:table-cell>
          <table:table-cell/>
          <table:table-cell office:value-type="float" office:value="0.0448">
            <text:p>0,045</text:p>
          </table:table-cell>
          <table:table-cell office:value-type="float" office:value="0.0404">
            <text:p>0,040</text:p>
          </table:table-cell>
          <table:table-cell office:value-type="float" office:value="-0.015401">
            <text:p>-0,015</text:p>
          </table:table-cell>
          <table:table-cell office:value-type="float" office:value="-0.027185">
            <text:p>-0,027</text:p>
          </table:table-cell>
          <table:table-cell/>
          <table:table-cell office:value-type="float" office:value="0.0019378">
            <text:p>0,00194</text:p>
          </table:table-cell>
          <table:table-cell office:value-type="float" office:value="0.0018051">
            <text:p>0,00181</text:p>
          </table:table-cell>
          <table:table-cell office:value-type="float" office:value="-0.000662">
            <text:p>-0,00066</text:p>
          </table:table-cell>
          <table:table-cell office:value-type="float" office:value="-0.001167">
            <text:p>-0,00117</text:p>
          </table:table-cell>
          <table:table-cell/>
          <table:table-cell table:formula="oooc:=[.H9] / 1.627802" office:value-type="float" office:value="0.00119043962349229">
            <text:p>0,00119</text:p>
          </table:table-cell>
          <table:table-cell table:formula="oooc:=[.I9] / 1.627802" office:value-type="float" office:value="0.00110891865226852">
            <text:p>0,00111</text:p>
          </table:table-cell>
          <table:table-cell table:formula="oooc:=[.J9] / 1.627802" office:value-type="float" office:value="-0.000406683368124624">
            <text:p>-0,00041</text:p>
          </table:table-cell>
          <table:table-cell table:formula="oooc:=[.K9] / 1.627802" office:value-type="float" office:value="-0.000716917659518787">
            <text:p>-0,00072</text:p>
          </table:table-cell>
        </table:table-row>
        <table:table-row table:style-name="ro1">
          <table:table-cell office:value-type="percentage" office:value="0.05">
            <text:p>5,00%</text:p>
          </table:table-cell>
          <table:table-cell/>
          <table:table-cell office:value-type="float" office:value="0.0679">
            <text:p>0,068</text:p>
          </table:table-cell>
          <table:table-cell office:value-type="float" office:value="0.1138">
            <text:p>0,114</text:p>
          </table:table-cell>
          <table:table-cell office:value-type="float" office:value="0.0038414">
            <text:p>0,004</text:p>
          </table:table-cell>
          <table:table-cell office:value-type="float" office:value="-0.020617">
            <text:p>-0,021</text:p>
          </table:table-cell>
          <table:table-cell/>
          <table:table-cell office:value-type="float" office:value="0.0027766">
            <text:p>0,00278</text:p>
          </table:table-cell>
          <table:table-cell office:value-type="float" office:value="0.0045927">
            <text:p>0,00459</text:p>
          </table:table-cell>
          <table:table-cell office:value-type="float" office:value="0.0001651">
            <text:p>0,00017</text:p>
          </table:table-cell>
          <table:table-cell office:value-type="float" office:value="-0.000876">
            <text:p>-0,00088</text:p>
          </table:table-cell>
          <table:table-cell/>
          <table:table-cell table:formula="oooc:=[.H10] / 1.627802" office:value-type="float" office:value="0.00170573570987135">
            <text:p>0,00171</text:p>
          </table:table-cell>
          <table:table-cell table:formula="oooc:=[.I10] / 1.627802" office:value-type="float" office:value="0.00282141194076429">
            <text:p>0,00282</text:p>
          </table:table-cell>
          <table:table-cell table:formula="oooc:=[.J10] / 1.627802" office:value-type="float" office:value="0.000101425111899359">
            <text:p>0,00010</text:p>
          </table:table-cell>
          <table:table-cell table:formula="oooc:=[.K10] / 1.627802" office:value-type="float" office:value="-0.00053814898863621">
            <text:p>-0,00054</text:p>
          </table:table-cell>
        </table:table-row>
        <table:table-row table:style-name="ro1">
          <table:table-cell office:value-type="percentage" office:value="0.1">
            <text:p>10,00%</text:p>
          </table:table-cell>
          <table:table-cell/>
          <table:table-cell office:value-type="float" office:value="0.15">
            <text:p>0,150</text:p>
          </table:table-cell>
          <table:table-cell office:value-type="float" office:value="0.2201971">
            <text:p>0,220</text:p>
          </table:table-cell>
          <table:table-cell office:value-type="float" office:value="-0.024353">
            <text:p>-0,024</text:p>
          </table:table-cell>
          <table:table-cell office:value-type="float" office:value="0.0174392">
            <text:p>0,017</text:p>
          </table:table-cell>
          <table:table-cell/>
          <table:table-cell office:value-type="float" office:value="0.006387">
            <text:p>0,00639</text:p>
          </table:table-cell>
          <table:table-cell office:value-type="float" office:value="0.0091678">
            <text:p>0,00917</text:p>
          </table:table-cell>
          <table:table-cell office:value-type="float" office:value="-0.001048">
            <text:p>-0,00105</text:p>
          </table:table-cell>
          <table:table-cell office:value-type="float" office:value="0.0007596">
            <text:p>0,00076</text:p>
          </table:table-cell>
          <table:table-cell/>
          <table:table-cell table:formula="oooc:=[.H11] / 1.627802" office:value-type="float" office:value="0.00392369587947428">
            <text:p>0,00392</text:p>
          </table:table-cell>
          <table:table-cell table:formula="oooc:=[.I11] / 1.627802" office:value-type="float" office:value="0.00563201175572951">
            <text:p>0,00563</text:p>
          </table:table-cell>
          <table:table-cell table:formula="oooc:=[.J11] / 1.627802" office:value-type="float" office:value="-0.000643812945309073">
            <text:p>-0,00064</text:p>
          </table:table-cell>
          <table:table-cell table:formula="oooc:=[.K11] / 1.627802" office:value-type="float" office:value="0.000466641520283179">
            <text:p>0,0004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5">15.07.2010</text:date>, <text:time>18:06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 Chen</meta:initial-creator>
    <meta:creation-date>2010-07-15T16:54:43</meta:creation-date>
    <dc:creator>Yi Chen</dc:creator>
    <dc:date>2010-07-15T17:25:07</dc:date>
    <meta:editing-cycles>8</meta:editing-cycles>
    <meta:editing-duration>PT30M25S</meta:editing-duration>
    <meta:user-defined meta:name="Info 1"/>
    <meta:user-defined meta:name="Info 2"/>
    <meta:user-defined meta:name="Info 3"/>
    <meta:user-defined meta:name="Info 4"/>
    <meta:document-statistic meta:table-count="3" meta:cell-count="116"/>
  </office:meta>
</office:document-meta>
</file>